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970000005193F7EB6346E0C44F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261cm" svg:x="1.016cm" svg:y="10.006cm">
          <draw:image xlink:href="Pictures/1000000000000970000005193F7EB6346E0C44F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6:06:25.915697662</meta:creation-date>
    <dc:date>2018-05-03T16:06:57.207092227</dc:date>
    <meta:editing-duration>PT31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